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02mm" svg:height="97.57mm" svg:x="55.76mm" svg:y="40.45mm">
            <draw:object draw:notify-on-update-of-ranges="Sheet1.B1:Sheet1.B1 Sheet1.B2:Sheet1.B14 Sheet1.C1:Sheet1.C1 Sheet1.C2:Sheet1.C14 Sheet1.D1:Sheet1.D1 Sheet1.D2:Sheet1.D14 Sheet1.E1:Sheet1.E1 Sheet1.E2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2" calcext:value-type="float">
            <text:p>2002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table:formula="of:=[.C2]-[.D2]"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3" calcext:value-type="float">
            <text:p>2003</text:p>
          </table:table-cell>
          <table:table-cell office:value-type="float" office:value="1735" calcext:value-type="float">
            <text:p>1735</text:p>
          </table:table-cell>
          <table:table-cell office:value-type="float" office:value="14" calcext:value-type="float">
            <text:p>14</text:p>
          </table:table-cell>
          <table:table-cell table:formula="of:=[.C3]-[.D3]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4" calcext:value-type="float">
            <text:p>2004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table:formula="of:=[.C4]-[.D4]"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table:formula="of:=[.C5]-[.D5]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6" calcext:value-type="float">
            <text:p>2006</text:p>
          </table:table-cell>
          <table:table-cell office:value-type="float" office:value="2268" calcext:value-type="float">
            <text:p>2268</text:p>
          </table:table-cell>
          <table:table-cell office:value-type="float" office:value="18" calcext:value-type="float">
            <text:p>18</text:p>
          </table:table-cell>
          <table:table-cell table:formula="of:=[.C6]-[.D6]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7" calcext:value-type="float">
            <text:p>2007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 table:formula="of:=[.C7]-[.D7]"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8" calcext:value-type="float">
            <text:p>2008</text:p>
          </table:table-cell>
          <table:table-cell office:value-type="float" office:value="2619" calcext:value-type="float">
            <text:p>2619</text:p>
          </table:table-cell>
          <table:table-cell office:value-type="float" office:value="21" calcext:value-type="float">
            <text:p>21</text:p>
          </table:table-cell>
          <table:table-cell table:formula="of:=[.C8]-[.D8]"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9" calcext:value-type="float">
            <text:p>2009</text:p>
          </table:table-cell>
          <table:table-cell office:value-type="float" office:value="3336" calcext:value-type="float">
            <text:p>3336</text:p>
          </table:table-cell>
          <table:table-cell office:value-type="float" office:value="25" calcext:value-type="float">
            <text:p>25</text:p>
          </table:table-cell>
          <table:table-cell table:formula="of:=[.C9]-[.D9]"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0" calcext:value-type="float">
            <text:p>2010</text:p>
          </table:table-cell>
          <table:table-cell office:value-type="float" office:value="3990" calcext:value-type="float">
            <text:p>3990</text:p>
          </table:table-cell>
          <table:table-cell office:value-type="float" office:value="52" calcext:value-type="float">
            <text:p>52</text:p>
          </table:table-cell>
          <table:table-cell table:formula="of:=[.C10]-[.D10]" office:value-type="float" office:value="3938" calcext:value-type="float">
            <text:p>393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1" calcext:value-type="float">
            <text:p>2011</text:p>
          </table:table-cell>
          <table:table-cell office:value-type="float" office:value="3955" calcext:value-type="float">
            <text:p>3955</text:p>
          </table:table-cell>
          <table:table-cell office:value-type="float" office:value="50" calcext:value-type="float">
            <text:p>50</text:p>
          </table:table-cell>
          <table:table-cell table:formula="of:=[.C11]-[.D11]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2" calcext:value-type="float">
            <text:p>2012</text:p>
          </table:table-cell>
          <table:table-cell office:value-type="float" office:value="6454" calcext:value-type="float">
            <text:p>6454</text:p>
          </table:table-cell>
          <table:table-cell office:value-type="float" office:value="137" calcext:value-type="float">
            <text:p>137</text:p>
          </table:table-cell>
          <table:table-cell table:formula="of:=[.C12]-[.D12]"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office:value-type="float" office:value="8753" calcext:value-type="float">
            <text:p>8753</text:p>
          </table:table-cell>
          <table:table-cell office:value-type="float" office:value="513" calcext:value-type="float">
            <text:p>513</text:p>
          </table:table-cell>
          <table:table-cell table:formula="of:=[.C13]-[.D13]"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4" calcext:value-type="float">
            <text:p>2014</text:p>
          </table:table-cell>
          <table:table-cell office:value-type="float" office:value="8647" calcext:value-type="float">
            <text:p>8647</text:p>
          </table:table-cell>
          <table:table-cell office:value-type="float" office:value="1910" calcext:value-type="float">
            <text:p>1910</text:p>
          </table:table-cell>
          <table:table-cell table:formula="of:=[.C14]-[.D14]" office:value-type="float" office:value="6737" calcext:value-type="float">
            <text:p>6737</text:p>
          </table:table-cell>
        </table:table-row>
      </table:table>
      <table:table table:name="SA" table:style-name="ta1">
        <table:shapes>
          <draw:frame draw:z-index="0" draw:style-name="gr1" draw:text-style-name="P1" svg:width="177.67mm" svg:height="97.19mm" svg:x="57.14mm" svg:y="41.43mm">
            <draw:object draw:notify-on-update-of-ranges="SA.F1:SA.F1 SA.F2:SA.F15 SA.G1:SA.G1 SA.G2:SA.G15 SA.H1:SA.H1 SA.H2:SA.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Opening</text:p>
          </table:table-cell>
          <table:table-cell table:formula="of:=[.B1]" office:value-type="string" office:string-value="Year" calcext:value-type="string">
            <text:p>Year</text:p>
          </table:table-cell>
          <table:table-cell office:value-type="string" calcext:value-type="string">
            <text:p>Closing%</text:p>
          </table:table-cell>
          <table:table-cell office:value-type="string" calcext:value-type="string">
            <text:p>Opening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1" calcext:value-type="float">
            <text:p>2001</text:p>
          </table:table-cell>
          <table:table-cell office:value-type="float" office:value="414694" calcext:value-type="float">
            <text:p>414694</text:p>
          </table:table-cell>
          <table:table-cell office:value-type="float" office:value="8741" calcext:value-type="float">
            <text:p>8741</text:p>
          </table:table-cell>
          <table:table-cell office:value-type="float" office:value="11769" calcext:value-type="float">
            <text:p>11769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210781925950219" calcext:value-type="percentage">
            <text:p>2.11%</text:p>
          </table:table-cell>
          <table:table-cell table:formula="of:=[.E2]/[.C2]" office:value-type="percentage" office:value="0.0283799620925309" calcext:value-type="percentage">
            <text:p>2.8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2" calcext:value-type="float">
            <text:p>2002</text:p>
          </table:table-cell>
          <table:table-cell office:value-type="float" office:value="417692" calcext:value-type="float">
            <text:p>417692</text:p>
          </table:table-cell>
          <table:table-cell office:value-type="float" office:value="10484" calcext:value-type="float">
            <text:p>10484</text:p>
          </table:table-cell>
          <table:table-cell office:value-type="float" office:value="13847" calcext:value-type="float">
            <text:p>13847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250998343276864" calcext:value-type="percentage">
            <text:p>2.51%</text:p>
          </table:table-cell>
          <table:table-cell table:formula="of:=[.E3]/[.C3]" office:value-type="percentage" office:value="0.0331512214741963" calcext:value-type="percentage">
            <text:p>3.32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3" calcext:value-type="float">
            <text:p>2003</text:p>
          </table:table-cell>
          <table:table-cell office:value-type="float" office:value="420826" calcext:value-type="float">
            <text:p>420826</text:p>
          </table:table-cell>
          <table:table-cell office:value-type="float" office:value="13175" calcext:value-type="float">
            <text:p>13175</text:p>
          </table:table-cell>
          <table:table-cell office:value-type="float" office:value="16658" calcext:value-type="float">
            <text:p>16658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313074762490911" calcext:value-type="percentage">
            <text:p>3.13%</text:p>
          </table:table-cell>
          <table:table-cell table:formula="of:=[.E4]/[.C4]" office:value-type="percentage" office:value="0.0395840561182056" calcext:value-type="percentage">
            <text:p>3.9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4" calcext:value-type="float">
            <text:p>2004</text:p>
          </table:table-cell>
          <table:table-cell office:value-type="float" office:value="424296" calcext:value-type="float">
            <text:p>424296</text:p>
          </table:table-cell>
          <table:table-cell office:value-type="float" office:value="12364" calcext:value-type="float">
            <text:p>12364</text:p>
          </table:table-cell>
          <table:table-cell office:value-type="float" office:value="17457" calcext:value-type="float">
            <text:p>17457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291400343156664" calcext:value-type="percentage">
            <text:p>2.91%</text:p>
          </table:table-cell>
          <table:table-cell table:formula="of:=[.E5]/[.C5]" office:value-type="percentage" office:value="0.0411434470275468" calcext:value-type="percentage">
            <text:p>4.11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5" calcext:value-type="float">
            <text:p>2005</text:p>
          </table:table-cell>
          <table:table-cell office:value-type="float" office:value="429799" calcext:value-type="float">
            <text:p>429799</text:p>
          </table:table-cell>
          <table:table-cell office:value-type="float" office:value="9374" calcext:value-type="float">
            <text:p>9374</text:p>
          </table:table-cell>
          <table:table-cell office:value-type="float" office:value="17889" calcext:value-type="float">
            <text:p>17889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21810194998127" calcext:value-type="percentage">
            <text:p>2.18%</text:p>
          </table:table-cell>
          <table:table-cell table:formula="of:=[.E6]/[.C6]" office:value-type="percentage" office:value="0.0416217813443028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6" calcext:value-type="float">
            <text:p>2006</text:p>
          </table:table-cell>
          <table:table-cell office:value-type="float" office:value="438382" calcext:value-type="float">
            <text:p>438382</text:p>
          </table:table-cell>
          <table:table-cell office:value-type="float" office:value="8929" calcext:value-type="float">
            <text:p>8929</text:p>
          </table:table-cell>
          <table:table-cell office:value-type="float" office:value="19901" calcext:value-type="float">
            <text:p>19901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203680808062375" calcext:value-type="percentage">
            <text:p>2.04%</text:p>
          </table:table-cell>
          <table:table-cell table:formula="of:=[.E7]/[.C7]" office:value-type="percentage" office:value="0.045396480694919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7" calcext:value-type="float">
            <text:p>2007</text:p>
          </table:table-cell>
          <table:table-cell office:value-type="float" office:value="449485" calcext:value-type="float">
            <text:p>449485</text:p>
          </table:table-cell>
          <table:table-cell office:value-type="float" office:value="20362" calcext:value-type="float">
            <text:p>20362</text:p>
          </table:table-cell>
          <table:table-cell office:value-type="float" office:value="24041" calcext:value-type="float">
            <text:p>24041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4530073306117" calcext:value-type="percentage">
            <text:p>4.53%</text:p>
          </table:table-cell>
          <table:table-cell table:formula="of:=[.E8]/[.C8]" office:value-type="percentage" office:value="0.0534856558060892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8" calcext:value-type="float">
            <text:p>2008</text:p>
          </table:table-cell>
          <table:table-cell office:value-type="float" office:value="453337" calcext:value-type="float">
            <text:p>453337</text:p>
          </table:table-cell>
          <table:table-cell office:value-type="float" office:value="25378" calcext:value-type="float">
            <text:p>25378</text:p>
          </table:table-cell>
          <table:table-cell office:value-type="float" office:value="23463" calcext:value-type="float">
            <text:p>23463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55980429570055" calcext:value-type="percentage">
            <text:p>5.60%</text:p>
          </table:table-cell>
          <table:table-cell table:formula="of:=[.E9]/[.C9]" office:value-type="percentage" office:value="0.0517561990307431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9" calcext:value-type="float">
            <text:p>2009</text:p>
          </table:table-cell>
          <table:table-cell office:value-type="float" office:value="451498" calcext:value-type="float">
            <text:p>451498</text:p>
          </table:table-cell>
          <table:table-cell office:value-type="float" office:value="16898" calcext:value-type="float">
            <text:p>16898</text:p>
          </table:table-cell>
          <table:table-cell office:value-type="float" office:value="23376" calcext:value-type="float">
            <text:p>23376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374265223766218" calcext:value-type="percentage">
            <text:p>3.74%</text:p>
          </table:table-cell>
          <table:table-cell table:formula="of:=[.E10]/[.C10]" office:value-type="percentage" office:value="0.0517743157223288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0" calcext:value-type="float">
            <text:p>2010</text:p>
          </table:table-cell>
          <table:table-cell office:value-type="float" office:value="458259" calcext:value-type="float">
            <text:p>458259</text:p>
          </table:table-cell>
          <table:table-cell office:value-type="float" office:value="10824" calcext:value-type="float">
            <text:p>10824</text:p>
          </table:table-cell>
          <table:table-cell office:value-type="float" office:value="25612" calcext:value-type="float">
            <text:p>25612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236198307070892" calcext:value-type="percentage">
            <text:p>2.36%</text:p>
          </table:table-cell>
          <table:table-cell table:formula="of:=[.E11]/[.C11]" office:value-type="percentage" office:value="0.0558897915807436" calcext:value-type="percentage">
            <text:p>5.59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1" calcext:value-type="float">
            <text:p>20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7639" calcext:value-type="float">
            <text:p>7639</text:p>
          </table:table-cell>
          <table:table-cell office:value-type="float" office:value="29521" calcext:value-type="float">
            <text:p>29521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161508569108923" calcext:value-type="percentage">
            <text:p>1.62%</text:p>
          </table:table-cell>
          <table:table-cell table:formula="of:=[.E12]/[.C12]" office:value-type="percentage" office:value="0.0624151651873872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2" calcext:value-type="float">
            <text:p>2012</text:p>
          </table:table-cell>
          <table:table-cell office:value-type="float" office:value="495244" calcext:value-type="float">
            <text:p>495244</text:p>
          </table:table-cell>
          <table:table-cell office:value-type="float" office:value="17518" calcext:value-type="float">
            <text:p>17518</text:p>
          </table:table-cell>
          <table:table-cell office:value-type="float" office:value="34351" calcext:value-type="float">
            <text:p>34351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353724628667889" calcext:value-type="percentage">
            <text:p>3.54%</text:p>
          </table:table-cell>
          <table:table-cell table:formula="of:=[.E13]/[.C13]" office:value-type="percentage" office:value="0.0693617691481371" calcext:value-type="percentage">
            <text:p>6.9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office:value-type="float" office:value="511802" calcext:value-type="float">
            <text:p>511802</text:p>
          </table:table-cell>
          <table:table-cell office:value-type="float" office:value="35921" calcext:value-type="float">
            <text:p>35921</text:p>
          </table:table-cell>
          <table:table-cell office:value-type="float" office:value="38193" calcext:value-type="float">
            <text:p>38193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701853451139308" calcext:value-type="percentage">
            <text:p>7.02%</text:p>
          </table:table-cell>
          <table:table-cell table:formula="of:=[.E14]/[.C14]" office:value-type="percentage" office:value="0.0746245618422749" calcext:value-type="percentage">
            <text:p>7.4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4" calcext:value-type="float">
            <text:p>2014</text:p>
          </table:table-cell>
          <table:table-cell office:value-type="float" office:value="514843" calcext:value-type="float">
            <text:p>514843</text:p>
          </table:table-cell>
          <table:table-cell office:value-type="float" office:value="23845" calcext:value-type="float">
            <text:p>23845</text:p>
          </table:table-cell>
          <table:table-cell office:value-type="float" office:value="39594" calcext:value-type="float">
            <text:p>39594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463150902313909" calcext:value-type="percentage">
            <text:p>4.63%</text:p>
          </table:table-cell>
          <table:table-cell table:formula="of:=[.E15]/[.C15]" office:value-type="percentage" office:value="0.0769049982227592" calcext:value-type="percentage">
            <text:p>7.69%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5042" table:style-name="ta1">
        <table:shapes>
          <draw:frame draw:z-index="0" draw:style-name="gr1" draw:text-style-name="P1" svg:width="174.33mm" svg:height="104.73mm" svg:x="44.95mm" svg:y="53.41mm">
            <draw:object draw:notify-on-update-of-ranges="'5042'.F1:'5042'.F1 '5042'.F2:'5042'.F15 '5042'.G1:'5042'.G1 '5042'.G2:'5042'.G15 '5042'.H1:'5042'.H1 '5042'.H2:'5042'.H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table:formula="of:=[.B1]" office:value-type="string" office:string-value="Year" calcext:value-type="string">
            <text:p>Year</text:p>
          </table:table-cell>
          <table:table-cell table:style-name="Default" table:formula="of:=[.D1]" office:value-type="string" office:string-value="Openings" calcext:value-type="string">
            <text:p>Openings</text:p>
          </table:table-cell>
          <table:table-cell table:style-name="Default" table:formula="of:=[.E1]" office:value-type="string" office:string-value="Closings" calcext:value-type="string">
            <text:p>Closings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1" calcext:value-type="float">
            <text:p>2001</text:p>
          </table:table-cell>
          <table:table-cell office:value-type="float" office:value="414694" calcext:value-type="float">
            <text:p>41469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0018809049564257" calcext:value-type="percentage">
            <text:p>0.02%</text:p>
          </table:table-cell>
          <table:table-cell table:formula="of:=[.E2]/[.C2]" office:value-type="percentage" office:value="0.0000940452478212851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2" calcext:value-type="float">
            <text:p>2002</text:p>
          </table:table-cell>
          <table:table-cell office:value-type="float" office:value="417692" calcext:value-type="float">
            <text:p>417692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00213075663407487" calcext:value-type="percentage">
            <text:p>0.02%</text:p>
          </table:table-cell>
          <table:table-cell table:formula="of:=[.E3]/[.C3]" office:value-type="percentage" office:value="0.00014125240607912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3" calcext:value-type="float">
            <text:p>2003</text:p>
          </table:table-cell>
          <table:table-cell office:value-type="float" office:value="420826" calcext:value-type="float">
            <text:p>42082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00190102322575126" calcext:value-type="percentage">
            <text:p>0.02%</text:p>
          </table:table-cell>
          <table:table-cell table:formula="of:=[.E4]/[.C4]" office:value-type="percentage" office:value="0.000192478601607315" calcext:value-type="percentage">
            <text:p>0.02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4" calcext:value-type="float">
            <text:p>2004</text:p>
          </table:table-cell>
          <table:table-cell office:value-type="float" office:value="424296" calcext:value-type="float">
            <text:p>424296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00216829760355978" calcext:value-type="percentage">
            <text:p>0.02%</text:p>
          </table:table-cell>
          <table:table-cell table:formula="of:=[.E5]/[.C5]" office:value-type="percentage" office:value="0.000160265475045723" calcext:value-type="percentage">
            <text:p>0.02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5" calcext:value-type="float">
            <text:p>2005</text:p>
          </table:table-cell>
          <table:table-cell office:value-type="float" office:value="429799" calcext:value-type="float">
            <text:p>42979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00165193497425541" calcext:value-type="percentage">
            <text:p>0.02%</text:p>
          </table:table-cell>
          <table:table-cell table:formula="of:=[.E6]/[.C6]" office:value-type="percentage" office:value="0.000139600138669471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6" calcext:value-type="float">
            <text:p>2006</text:p>
          </table:table-cell>
          <table:table-cell office:value-type="float" office:value="438382" calcext:value-type="float">
            <text:p>438382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00294263906820992" calcext:value-type="percentage">
            <text:p>0.03%</text:p>
          </table:table-cell>
          <table:table-cell table:formula="of:=[.E7]/[.C7]" office:value-type="percentage" office:value="0.000125461355621353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7" calcext:value-type="float">
            <text:p>2007</text:p>
          </table:table-cell>
          <table:table-cell office:value-type="float" office:value="449485" calcext:value-type="float">
            <text:p>449485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00295894190017464" calcext:value-type="percentage">
            <text:p>0.03%</text:p>
          </table:table-cell>
          <table:table-cell table:formula="of:=[.E8]/[.C8]" office:value-type="percentage" office:value="0.000262522664827525" calcext:value-type="percentage">
            <text:p>0.03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8" calcext:value-type="float">
            <text:p>2008</text:p>
          </table:table-cell>
          <table:table-cell office:value-type="float" office:value="453337" calcext:value-type="float">
            <text:p>453337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00273527199412358" calcext:value-type="percentage">
            <text:p>0.03%</text:p>
          </table:table-cell>
          <table:table-cell table:formula="of:=[.E9]/[.C9]" office:value-type="percentage" office:value="0.000344114863776837" calcext:value-type="percentage">
            <text:p>0.03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9" calcext:value-type="float">
            <text:p>2009</text:p>
          </table:table-cell>
          <table:table-cell office:value-type="float" office:value="451498" calcext:value-type="float">
            <text:p>451498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00316723440635396" calcext:value-type="percentage">
            <text:p>0.03%</text:p>
          </table:table-cell>
          <table:table-cell table:formula="of:=[.E10]/[.C10]" office:value-type="percentage" office:value="0.000174973089581792" calcext:value-type="percentage">
            <text:p>0.02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0" calcext:value-type="float">
            <text:p>2010</text:p>
          </table:table-cell>
          <table:table-cell office:value-type="float" office:value="458259" calcext:value-type="float">
            <text:p>458259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00312050608935122" calcext:value-type="percentage">
            <text:p>0.03%</text:p>
          </table:table-cell>
          <table:table-cell table:formula="of:=[.E11]/[.C11]" office:value-type="percentage" office:value="0.000148387702150967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1" calcext:value-type="float">
            <text:p>20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00448223807449818" calcext:value-type="percentage">
            <text:p>0.04%</text:p>
          </table:table-cell>
          <table:table-cell table:formula="of:=[.E12]/[.C12]" office:value-type="percentage" office:value="0.0000930275826782641" calcext:value-type="percentage">
            <text:p>0.01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2" calcext:value-type="float">
            <text:p>2012</text:p>
          </table:table-cell>
          <table:table-cell office:value-type="float" office:value="495244" calcext:value-type="float">
            <text:p>495244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00478551986495546" calcext:value-type="percentage">
            <text:p>0.05%</text:p>
          </table:table-cell>
          <table:table-cell table:formula="of:=[.E13]/[.C13]" office:value-type="percentage" office:value="0.000272592903699994" calcext:value-type="percentage">
            <text:p>0.03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3" calcext:value-type="float">
            <text:p>2013</text:p>
          </table:table-cell>
          <table:table-cell office:value-type="float" office:value="511802" calcext:value-type="float">
            <text:p>511802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00519732240202266" calcext:value-type="percentage">
            <text:p>0.05%</text:p>
          </table:table-cell>
          <table:table-cell table:formula="of:=[.E14]/[.C14]" office:value-type="percentage" office:value="0.000527547762611322" calcext:value-type="percentage">
            <text:p>0.05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4" calcext:value-type="float">
            <text:p>2014</text:p>
          </table:table-cell>
          <table:table-cell office:value-type="float" office:value="514843" calcext:value-type="float">
            <text:p>514843</text:p>
          </table:table-cell>
          <table:table-cell office:value-type="float" office:value="283" calcext:value-type="float">
            <text:p>283</text:p>
          </table:table-cell>
          <table:table-cell office:value-type="float" office:value="169" calcext:value-type="float">
            <text:p>169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00549682136107512" calcext:value-type="percentage">
            <text:p>0.05%</text:p>
          </table:table-cell>
          <table:table-cell table:formula="of:=[.E15]/[.C15]" office:value-type="percentage" office:value="0.000328255409901659" calcext:value-type="percentage">
            <text:p>0.03%</text:p>
          </table:table-cell>
        </table:table-row>
      </table:table>
      <table:table table:name="5112" table:style-name="ta1">
        <table:shapes>
          <draw:frame draw:z-index="0" draw:style-name="gr1" draw:text-style-name="P1" svg:width="196.91mm" svg:height="107.17mm" svg:x="58.3mm" svg:y="24.76mm">
            <draw:object draw:notify-on-update-of-ranges="'5112'.F1:'5112'.F1 '5112'.F2:'5112'.F15 '5112'.G1:'5112'.G1 '5112'.G2:'5112'.G15 '5112'.H1:'5112'.H1 '5112'.H2:'5112'.H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6.91mm" svg:height="107.17mm" svg:x="57.12mm" svg:y="25.94mm">
            <draw:object draw:notify-on-update-of-ranges="'5112'.F2:'5112'.F15 '5112'.G1:'5112'.G1 '5112'.G2:'5112'.G15 '5112'.H1:'5112'.H1 '5112'.H2:'5112'.H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Openings%</text:p>
          </table:table-cell>
          <table:table-cell table:style-name="Default" office:value-type="string" calcext:value-type="string">
            <text:p>Closings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1" calcext:value-type="float">
            <text:p>2001</text:p>
          </table:table-cell>
          <table:table-cell office:value-type="float" office:value="414694" calcext:value-type="float">
            <text:p>41469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00125393663761713" calcext:value-type="percentage">
            <text:p>0.01%</text:p>
          </table:table-cell>
          <table:table-cell table:formula="of:=[.E2]/[.C2]" office:value-type="percentage" office:value="0.000159153496312944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2" calcext:value-type="float">
            <text:p>2002</text:p>
          </table:table-cell>
          <table:table-cell office:value-type="float" office:value="417692" calcext:value-type="float">
            <text:p>41769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00117311320302998" calcext:value-type="percentage">
            <text:p>0.01%</text:p>
          </table:table-cell>
          <table:table-cell table:formula="of:=[.E3]/[.C3]" office:value-type="percentage" office:value="0.000193922794786589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3" calcext:value-type="float">
            <text:p>2003</text:p>
          </table:table-cell>
          <table:table-cell office:value-type="float" office:value="420826" calcext:value-type="float">
            <text:p>42082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00173468369349803" calcext:value-type="percentage">
            <text:p>0.02%</text:p>
          </table:table-cell>
          <table:table-cell table:formula="of:=[.E4]/[.C4]" office:value-type="percentage" office:value="0.000225746508057962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4" calcext:value-type="float">
            <text:p>2004</text:p>
          </table:table-cell>
          <table:table-cell office:value-type="float" office:value="424296" calcext:value-type="float">
            <text:p>42429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00216829760355978" calcext:value-type="percentage">
            <text:p>0.02%</text:p>
          </table:table-cell>
          <table:table-cell table:formula="of:=[.E5]/[.C5]" office:value-type="percentage" office:value="0.00022390029601976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5" calcext:value-type="float">
            <text:p>2005</text:p>
          </table:table-cell>
          <table:table-cell office:value-type="float" office:value="429799" calcext:value-type="float">
            <text:p>42979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00207073539026382" calcext:value-type="percentage">
            <text:p>0.02%</text:p>
          </table:table-cell>
          <table:table-cell table:formula="of:=[.E6]/[.C6]" office:value-type="percentage" office:value="0.000179153511292488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6" calcext:value-type="float">
            <text:p>2006</text:p>
          </table:table-cell>
          <table:table-cell office:value-type="float" office:value="438382" calcext:value-type="float">
            <text:p>438382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0024407936457245" calcext:value-type="percentage">
            <text:p>0.02%</text:p>
          </table:table-cell>
          <table:table-cell table:formula="of:=[.E7]/[.C7]" office:value-type="percentage" office:value="0.000161959204529383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7" calcext:value-type="float">
            <text:p>2007</text:p>
          </table:table-cell>
          <table:table-cell office:value-type="float" office:value="449485" calcext:value-type="float">
            <text:p>449485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00273646506557505" calcext:value-type="percentage">
            <text:p>0.03%</text:p>
          </table:table-cell>
          <table:table-cell table:formula="of:=[.E8]/[.C8]" office:value-type="percentage" office:value="0.000384884923857303" calcext:value-type="percentage">
            <text:p>0.04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8" calcext:value-type="float">
            <text:p>2008</text:p>
          </table:table-cell>
          <table:table-cell office:value-type="float" office:value="453337" calcext:value-type="float">
            <text:p>453337</text:p>
          </table:table-cell>
          <table:table-cell office:value-type="float" office:value="119" calcext:value-type="float">
            <text:p>119</text:p>
          </table:table-cell>
          <table:table-cell office:value-type="float" office:value="272" calcext:value-type="float">
            <text:p>272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00262497876855408" calcext:value-type="percentage">
            <text:p>0.03%</text:p>
          </table:table-cell>
          <table:table-cell table:formula="of:=[.E9]/[.C9]" office:value-type="percentage" office:value="0.000599995147098075" calcext:value-type="percentage">
            <text:p>0.06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9" calcext:value-type="float">
            <text:p>2009</text:p>
          </table:table-cell>
          <table:table-cell office:value-type="float" office:value="451498" calcext:value-type="float">
            <text:p>451498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00254707662049444" calcext:value-type="percentage">
            <text:p>0.03%</text:p>
          </table:table-cell>
          <table:table-cell table:formula="of:=[.E10]/[.C10]" office:value-type="percentage" office:value="0.00027685615440157" calcext:value-type="percentage">
            <text:p>0.03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0" calcext:value-type="float">
            <text:p>2010</text:p>
          </table:table-cell>
          <table:table-cell office:value-type="float" office:value="458259" calcext:value-type="float">
            <text:p>458259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00320779297296943" calcext:value-type="percentage">
            <text:p>0.03%</text:p>
          </table:table-cell>
          <table:table-cell table:formula="of:=[.E11]/[.C11]" office:value-type="percentage" office:value="0.000152752046331878" calcext:value-type="percentage">
            <text:p>0.0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1" calcext:value-type="float">
            <text:p>20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00393252963139935" calcext:value-type="percentage">
            <text:p>0.04%</text:p>
          </table:table-cell>
          <table:table-cell table:formula="of:=[.E12]/[.C12]" office:value-type="percentage" office:value="0.000147998426988147" calcext:value-type="percentage">
            <text:p>0.01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2" calcext:value-type="float">
            <text:p>2012</text:p>
          </table:table-cell>
          <table:table-cell office:value-type="float" office:value="495244" calcext:value-type="float">
            <text:p>495244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00434129439225917" calcext:value-type="percentage">
            <text:p>0.04%</text:p>
          </table:table-cell>
          <table:table-cell table:formula="of:=[.E13]/[.C13]" office:value-type="percentage" office:value="0.000347303551380734" calcext:value-type="percentage">
            <text:p>0.03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3" calcext:value-type="float">
            <text:p>2013</text:p>
          </table:table-cell>
          <table:table-cell office:value-type="float" office:value="511802" calcext:value-type="float">
            <text:p>511802</text:p>
          </table:table-cell>
          <table:table-cell office:value-type="float" office:value="304" calcext:value-type="float">
            <text:p>304</text:p>
          </table:table-cell>
          <table:table-cell office:value-type="float" office:value="402" calcext:value-type="float">
            <text:p>402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00593979703088304" calcext:value-type="percentage">
            <text:p>0.06%</text:p>
          </table:table-cell>
          <table:table-cell table:formula="of:=[.E14]/[.C14]" office:value-type="percentage" office:value="0.000785460002110191" calcext:value-type="percentage">
            <text:p>0.08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4" calcext:value-type="float">
            <text:p>2014</text:p>
          </table:table-cell>
          <table:table-cell office:value-type="float" office:value="514843" calcext:value-type="float">
            <text:p>514843</text:p>
          </table:table-cell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00567163193439553" calcext:value-type="percentage">
            <text:p>0.06%</text:p>
          </table:table-cell>
          <table:table-cell table:formula="of:=[.E15]/[.C15]" office:value-type="percentage" office:value="0.000384583261304903" calcext:value-type="percentage">
            <text:p>0.04%</text:p>
          </table:table-cell>
        </table:table-row>
        <table:table-row table:style-name="ro1">
          <table:table-cell table:number-columns-repeated="8"/>
        </table:table-row>
      </table:table>
      <table:table table:name="5000" table:style-name="ta1">
        <table:shapes>
          <draw:frame draw:z-index="0" draw:style-name="gr1" draw:text-style-name="P1" svg:width="197.1mm" svg:height="120.55mm" svg:x="46.35mm" svg:y="36.91mm">
            <draw:object draw:notify-on-update-of-ranges="'5000'.F1:'5000'.F1 '5000'.F2:'5000'.F15 '5000'.G1:'5000'.G1 '5000'.G2:'5000'.G15 '5000'.H1:'5000'.H1 '5000'.H2:'5000'.H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Openings%</text:p>
          </table:table-cell>
          <table:table-cell table:style-name="Default" office:value-type="string" calcext:value-type="string">
            <text:p>Closings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1" calcext:value-type="float">
            <text:p>2001</text:p>
          </table:table-cell>
          <table:table-cell office:value-type="float" office:value="414694" calcext:value-type="float">
            <text:p>414694</text:p>
          </table:table-cell>
          <table:table-cell office:value-type="float" office:value="885" calcext:value-type="float">
            <text:p>885</text:p>
          </table:table-cell>
          <table:table-cell office:value-type="float" office:value="653" calcext:value-type="float">
            <text:p>653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0213410370055993" calcext:value-type="percentage">
            <text:p>0.21%</text:p>
          </table:table-cell>
          <table:table-cell table:formula="of:=[.E2]/[.C2]" office:value-type="percentage" office:value="0.00157465504685382" calcext:value-type="percentage">
            <text:p>0.16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2" calcext:value-type="float">
            <text:p>2002</text:p>
          </table:table-cell>
          <table:table-cell office:value-type="float" office:value="417692" calcext:value-type="float">
            <text:p>417692</text:p>
          </table:table-cell>
          <table:table-cell office:value-type="float" office:value="1114" calcext:value-type="float">
            <text:p>1114</text:p>
          </table:table-cell>
          <table:table-cell office:value-type="float" office:value="865" calcext:value-type="float">
            <text:p>865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0266703695546" calcext:value-type="percentage">
            <text:p>0.27%</text:p>
          </table:table-cell>
          <table:table-cell table:formula="of:=[.E3]/[.C3]" office:value-type="percentage" office:value="0.00207090391963456" calcext:value-type="percentage">
            <text:p>0.21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3" calcext:value-type="float">
            <text:p>2003</text:p>
          </table:table-cell>
          <table:table-cell office:value-type="float" office:value="420826" calcext:value-type="float">
            <text:p>420826</text:p>
          </table:table-cell>
          <table:table-cell office:value-type="float" office:value="1243" calcext:value-type="float">
            <text:p>1243</text:p>
          </table:table-cell>
          <table:table-cell office:value-type="float" office:value="905" calcext:value-type="float">
            <text:p>905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0295371483701102" calcext:value-type="percentage">
            <text:p>0.30%</text:p>
          </table:table-cell>
          <table:table-cell table:formula="of:=[.E4]/[.C4]" office:value-type="percentage" office:value="0.00215053252413111" calcext:value-type="percentage">
            <text:p>0.22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4" calcext:value-type="float">
            <text:p>2004</text:p>
          </table:table-cell>
          <table:table-cell office:value-type="float" office:value="424296" calcext:value-type="float">
            <text:p>424296</text:p>
          </table:table-cell>
          <table:table-cell office:value-type="float" office:value="1242" calcext:value-type="float">
            <text:p>1242</text:p>
          </table:table-cell>
          <table:table-cell office:value-type="float" office:value="894" calcext:value-type="float">
            <text:p>894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029272017648057" calcext:value-type="percentage">
            <text:p>0.29%</text:p>
          </table:table-cell>
          <table:table-cell table:formula="of:=[.E5]/[.C5]" office:value-type="percentage" office:value="0.002107019627807" calcext:value-type="percentage">
            <text:p>0.21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5" calcext:value-type="float">
            <text:p>2005</text:p>
          </table:table-cell>
          <table:table-cell office:value-type="float" office:value="429799" calcext:value-type="float">
            <text:p>429799</text:p>
          </table:table-cell>
          <table:table-cell office:value-type="float" office:value="1275" calcext:value-type="float">
            <text:p>1275</text:p>
          </table:table-cell>
          <table:table-cell office:value-type="float" office:value="766" calcext:value-type="float">
            <text:p>766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0296650294672626" calcext:value-type="percentage">
            <text:p>0.30%</text:p>
          </table:table-cell>
          <table:table-cell table:formula="of:=[.E6]/[.C6]" office:value-type="percentage" office:value="0.00178222843701358" calcext:value-type="percentage">
            <text:p>0.18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6" calcext:value-type="float">
            <text:p>2006</text:p>
          </table:table-cell>
          <table:table-cell office:value-type="float" office:value="438382" calcext:value-type="float">
            <text:p>438382</text:p>
          </table:table-cell>
          <table:table-cell office:value-type="float" office:value="1453" calcext:value-type="float">
            <text:p>1453</text:p>
          </table:table-cell>
          <table:table-cell office:value-type="float" office:value="901" calcext:value-type="float">
            <text:p>901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0331446090396047" calcext:value-type="percentage">
            <text:p>0.33%</text:p>
          </table:table-cell>
          <table:table-cell table:formula="of:=[.E7]/[.C7]" office:value-type="percentage" office:value="0.00205528511663344" calcext:value-type="percentage">
            <text:p>0.21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7" calcext:value-type="float">
            <text:p>2007</text:p>
          </table:table-cell>
          <table:table-cell office:value-type="float" office:value="449485" calcext:value-type="float">
            <text:p>449485</text:p>
          </table:table-cell>
          <table:table-cell office:value-type="float" office:value="2094" calcext:value-type="float">
            <text:p>2094</text:p>
          </table:table-cell>
          <table:table-cell office:value-type="float" office:value="1498" calcext:value-type="float">
            <text:p>1498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0465866491651557" calcext:value-type="percentage">
            <text:p>0.47%</text:p>
          </table:table-cell>
          <table:table-cell table:formula="of:=[.E8]/[.C8]" office:value-type="percentage" office:value="0.00333270298230197" calcext:value-type="percentage">
            <text:p>0.33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8" calcext:value-type="float">
            <text:p>2008</text:p>
          </table:table-cell>
          <table:table-cell office:value-type="float" office:value="453337" calcext:value-type="float">
            <text:p>453337</text:p>
          </table:table-cell>
          <table:table-cell office:value-type="float" office:value="1611" calcext:value-type="float">
            <text:p>1611</text:p>
          </table:table-cell>
          <table:table-cell office:value-type="float" office:value="1053" calcext:value-type="float">
            <text:p>1053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0355364772784926" calcext:value-type="percentage">
            <text:p>0.36%</text:p>
          </table:table-cell>
          <table:table-cell table:formula="of:=[.E9]/[.C9]" office:value-type="percentage" office:value="0.00232277533049365" calcext:value-type="percentage">
            <text:p>0.23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9" calcext:value-type="float">
            <text:p>2009</text:p>
          </table:table-cell>
          <table:table-cell office:value-type="float" office:value="451498" calcext:value-type="float">
            <text:p>451498</text:p>
          </table:table-cell>
          <table:table-cell office:value-type="float" office:value="1290" calcext:value-type="float">
            <text:p>1290</text:p>
          </table:table-cell>
          <table:table-cell office:value-type="float" office:value="1062" calcext:value-type="float">
            <text:p>1062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028571555134242" calcext:value-type="percentage">
            <text:p>0.29%</text:p>
          </table:table-cell>
          <table:table-cell table:formula="of:=[.E10]/[.C10]" office:value-type="percentage" office:value="0.00235216988779574" calcext:value-type="percentage">
            <text:p>0.24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0" calcext:value-type="float">
            <text:p>2010</text:p>
          </table:table-cell>
          <table:table-cell office:value-type="float" office:value="458259" calcext:value-type="float">
            <text:p>458259</text:p>
          </table:table-cell>
          <table:table-cell office:value-type="float" office:value="1489" calcext:value-type="float">
            <text:p>1489</text:p>
          </table:table-cell>
          <table:table-cell office:value-type="float" office:value="1160" calcext:value-type="float">
            <text:p>1160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0324925424268809" calcext:value-type="percentage">
            <text:p>0.32%</text:p>
          </table:table-cell>
          <table:table-cell table:formula="of:=[.E11]/[.C11]" office:value-type="percentage" office:value="0.00253131962492826" calcext:value-type="percentage">
            <text:p>0.25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1" calcext:value-type="float">
            <text:p>20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1617" calcext:value-type="float">
            <text:p>1617</text:p>
          </table:table-cell>
          <table:table-cell office:value-type="float" office:value="719" calcext:value-type="float">
            <text:p>719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0341876366342621" calcext:value-type="percentage">
            <text:p>0.34%</text:p>
          </table:table-cell>
          <table:table-cell table:formula="of:=[.E12]/[.C12]" office:value-type="percentage" office:value="0.00152015527149254" calcext:value-type="percentage">
            <text:p>0.15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2" calcext:value-type="float">
            <text:p>2012</text:p>
          </table:table-cell>
          <table:table-cell office:value-type="float" office:value="495244" calcext:value-type="float">
            <text:p>495244</text:p>
          </table:table-cell>
          <table:table-cell office:value-type="float" office:value="1837" calcext:value-type="float">
            <text:p>1837</text:p>
          </table:table-cell>
          <table:table-cell office:value-type="float" office:value="1371" calcext:value-type="float">
            <text:p>1371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03709282697014" calcext:value-type="percentage">
            <text:p>0.37%</text:p>
          </table:table-cell>
          <table:table-cell table:formula="of:=[.E13]/[.C13]" office:value-type="percentage" office:value="0.0027683323775755" calcext:value-type="percentage">
            <text:p>0.28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3" calcext:value-type="float">
            <text:p>2013</text:p>
          </table:table-cell>
          <table:table-cell office:value-type="float" office:value="511802" calcext:value-type="float">
            <text:p>511802</text:p>
          </table:table-cell>
          <table:table-cell office:value-type="float" office:value="1943" calcext:value-type="float">
            <text:p>1943</text:p>
          </table:table-cell>
          <table:table-cell office:value-type="float" office:value="1385" calcext:value-type="float">
            <text:p>1385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0379639001019926" calcext:value-type="percentage">
            <text:p>0.38%</text:p>
          </table:table-cell>
          <table:table-cell table:formula="of:=[.E14]/[.C14]" office:value-type="percentage" office:value="0.00270612463413586" calcext:value-type="percentage">
            <text:p>0.27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4" calcext:value-type="float">
            <text:p>2014</text:p>
          </table:table-cell>
          <table:table-cell office:value-type="float" office:value="514843" calcext:value-type="float">
            <text:p>514843</text:p>
          </table:table-cell>
          <table:table-cell office:value-type="float" office:value="2012" calcext:value-type="float">
            <text:p>2012</text:p>
          </table:table-cell>
          <table:table-cell office:value-type="float" office:value="1665" calcext:value-type="float">
            <text:p>1665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0390798748356295" calcext:value-type="percentage">
            <text:p>0.39%</text:p>
          </table:table-cell>
          <table:table-cell table:formula="of:=[.E15]/[.C15]" office:value-type="percentage" office:value="0.00323399560642759" calcext:value-type="percentage">
            <text:p>0.3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ng" style:font-family-asian="Song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5:07:27.6206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eadbeater</meta:initial-creator>
    <meta:creation-date>2015-07-05T14:20:24.042133000</meta:creation-date>
    <dc:date>2015-07-05T16:01:53.455192000</dc:date>
    <dc:creator>Martin Leadbeater</dc:creator>
    <meta:editing-duration>PT53M48S</meta:editing-duration>
    <meta:editing-cycles>12</meta:editing-cycles>
    <meta:generator>LibreOffice/4.4.1.2$MacOSX_X86_64 LibreOffice_project/45e2de17089c24a1fa810c8f975a7171ba4cd432</meta:generator>
    <meta:document-statistic meta:table-count="5" meta:cell-count="5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3cm" svg:height="9.758cm" xlink:href=".." xlink:type="simple" chart:class="chart:line" chart:style-name="ch1">
        <chart:title svg:x="1.715cm" svg:y="0.33cm" chart:style-name="ch2">
          <text:p>Changes in Total Number of Business Registrations per Year</text:p>
        </chart:title>
        <chart:subtitle svg:x="2.377cm" svg:y="1.294cm" chart:style-name="ch3">
          <text:p>Based on ASIC registration data for entries that match ABR data</text:p>
        </chart:subtitle>
        <chart:legend chart:legend-position="end" svg:x="13.063cm" svg:y="3.879cm" style:legend-expansion="high" chart:style-name="ch4"/>
        <chart:plot-area chart:style-name="ch5" table:cell-range-address="Sheet1.B1:Sheet1.E14" chart:data-source-has-labels="row" svg:x="0.318cm" svg:y="2.136cm" svg:width="12.427cm" svg:height="7.427cm">
          <chartooo:coordinate-region svg:x="1.337cm" svg:y="2.324cm" svg:width="11.022cm" svg:height="6.61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4" chart:label-cell-address="Sheet1.B1:Sheet1.B1" chart:class="chart:line">
            <chart:data-point chart:repeated="13"/>
          </chart:serie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series chart:style-name="ch11" chart:values-cell-range-address="Sheet1.E2:Sheet1.E14" chart:label-cell-address="Sheet1.E1:Sheet1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B1:Sheet1.B1</svg:desc>
                </draw:g>
              </table:table-cell>
              <table:table-cell office:value-type="string">
                <text:p>Openings</text:p>
                <draw:g>
                  <svg:desc>Sheet1.C1:Sheet1.C1</svg:desc>
                </draw:g>
              </table:table-cell>
              <table:table-cell office:value-type="string">
                <text:p>Closings</text:p>
                <draw:g>
                  <svg:desc>Sheet1.D1:Sheet1.D1</svg:desc>
                </draw:g>
              </table:table-cell>
              <table:table-cell office:value-type="string">
                <text:p>Growt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2">
                <text:p>2002</text:p>
                <draw:g>
                  <svg:desc>Sheet1.B2:Sheet1.B14</svg:desc>
                </draw:g>
              </table:table-cell>
              <table:table-cell office:value-type="float" office:value="1487">
                <text:p>1487</text:p>
                <draw:g>
                  <svg:desc>Sheet1.C2:Sheet1.C14</svg:desc>
                </draw:g>
              </table:table-cell>
              <table:table-cell office:value-type="float" office:value="16">
                <text:p>16</text:p>
                <draw:g>
                  <svg:desc>Sheet1.D2:Sheet1.D14</svg:desc>
                </draw:g>
              </table:table-cell>
              <table:table-cell office:value-type="float" office:value="1471">
                <text:p>1471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3">
                <text:p>2003</text:p>
              </table:table-cell>
              <table:table-cell office:value-type="float" office:value="1735">
                <text:p>1735</text:p>
              </table:table-cell>
              <table:table-cell office:value-type="float" office:value="14">
                <text:p>14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">
                <text:p>2004</text:p>
              </table:table-cell>
              <table:table-cell office:value-type="float" office:value="1897">
                <text:p>1897</text:p>
              </table:table-cell>
              <table:table-cell office:value-type="float" office:value="20">
                <text:p>20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15">
                <text:p>1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6">
                <text:p>2006</text:p>
              </table:table-cell>
              <table:table-cell office:value-type="float" office:value="2268">
                <text:p>2268</text:p>
              </table:table-cell>
              <table:table-cell office:value-type="float" office:value="18">
                <text:p>18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2575">
                <text:p>2575</text:p>
              </table:table-cell>
              <table:table-cell office:value-type="float" office:value="21">
                <text:p>21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8">
                <text:p>2008</text:p>
              </table:table-cell>
              <table:table-cell office:value-type="float" office:value="2619">
                <text:p>2619</text:p>
              </table:table-cell>
              <table:table-cell office:value-type="float" office:value="21">
                <text:p>2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">
                <text:p>2009</text:p>
              </table:table-cell>
              <table:table-cell office:value-type="float" office:value="3336">
                <text:p>3336</text:p>
              </table:table-cell>
              <table:table-cell office:value-type="float" office:value="25">
                <text:p>25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3990">
                <text:p>3990</text:p>
              </table:table-cell>
              <table:table-cell office:value-type="float" office:value="52">
                <text:p>5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1">
                <text:p>2011</text:p>
              </table:table-cell>
              <table:table-cell office:value-type="float" office:value="3955">
                <text:p>3955</text:p>
              </table:table-cell>
              <table:table-cell office:value-type="float" office:value="50">
                <text:p>5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2">
                <text:p>2012</text:p>
              </table:table-cell>
              <table:table-cell office:value-type="float" office:value="6454">
                <text:p>6454</text:p>
              </table:table-cell>
              <table:table-cell office:value-type="float" office:value="137">
                <text:p>13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3">
                <text:p>2013</text:p>
              </table:table-cell>
              <table:table-cell office:value-type="float" office:value="8753">
                <text:p>8753</text:p>
              </table:table-cell>
              <table:table-cell office:value-type="float" office:value="513">
                <text:p>513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4">
                <text:p>2014</text:p>
              </table:table-cell>
              <table:table-cell office:value-type="float" office:value="8647">
                <text:p>8647</text:p>
              </table:table-cell>
              <table:table-cell office:value-type="float" office:value="1910">
                <text:p>1910</text:p>
              </table:table-cell>
              <table:table-cell office:value-type="float" office:value="6737">
                <text:p>6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68cm" svg:height="9.72cm" xlink:href=".." xlink:type="simple" chart:class="chart:line" chart:style-name="ch1">
        <chart:title svg:x="3.494cm" svg:y="0.329cm" chart:style-name="ch2">
          <text:p>Relative Changes in SA Business Numbers per year</text:p>
        </chart:title>
        <chart:legend chart:legend-position="end" svg:x="14.79cm" svg:y="4.335cm" style:legend-expansion="high" chart:style-name="ch3"/>
        <chart:plot-area chart:style-name="ch4" table:cell-range-address="SA.F1:SA.H15" chart:data-source-has-labels="both" svg:x="0.355cm" svg:y="1.292cm" svg:width="14.08cm" svg:height="8.234cm">
          <chartooo:coordinate-region svg:x="1.59cm" svg:y="1.48cm" svg:width="12.459cm" svg:height="7.422cm"/>
          <chart:axis chart:dimension="x" chart:name="primary-x" chart:style-name="ch5" chartooo:axis-type="auto">
            <chartooo:date-scale/>
            <chart:categories table:cell-range-address="SA.F2:SA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.G2:SA.G15" chart:label-cell-address="SA.G1:SA.G1" chart:class="chart:line">
            <chart:data-point chart:repeated="14"/>
          </chart:series>
          <chart:series chart:style-name="ch9" chart:values-cell-range-address="SA.H2:SA.H15" chart:label-cell-address="SA.H1:SA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ing%</text:p>
                <draw:g>
                  <svg:desc>SA.G1:SA.G1</svg:desc>
                </draw:g>
              </table:table-cell>
              <table:table-cell office:value-type="string">
                <text:p>Opening%</text:p>
                <draw:g>
                  <svg:desc>SA.H1:SA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SA.F2:SA.F15</svg:desc>
                </draw:g>
              </table:table-cell>
              <table:table-cell office:value-type="float" office:value="0.0210781925950219">
                <text:p>0.0210781925950219</text:p>
                <draw:g>
                  <svg:desc>SA.G2:SA.G15</svg:desc>
                </draw:g>
              </table:table-cell>
              <table:table-cell office:value-type="float" office:value="0.0283799620925309">
                <text:p>0.0283799620925309</text:p>
                <draw:g>
                  <svg:desc>SA.H2:SA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250998343276864">
                <text:p>0.0250998343276864</text:p>
              </table:table-cell>
              <table:table-cell office:value-type="float" office:value="0.0331512214741963">
                <text:p>0.033151221474196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313074762490911">
                <text:p>0.0313074762490911</text:p>
              </table:table-cell>
              <table:table-cell office:value-type="float" office:value="0.0395840561182056">
                <text:p>0.039584056118205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291400343156664">
                <text:p>0.0291400343156664</text:p>
              </table:table-cell>
              <table:table-cell office:value-type="float" office:value="0.0411434470275468">
                <text:p>0.041143447027546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21810194998127">
                <text:p>0.021810194998127</text:p>
              </table:table-cell>
              <table:table-cell office:value-type="float" office:value="0.0416217813443028">
                <text:p>0.04162178134430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203680808062375">
                <text:p>0.0203680808062375</text:p>
              </table:table-cell>
              <table:table-cell office:value-type="float" office:value="0.045396480694919">
                <text:p>0.0453964806949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530073306117">
                <text:p>0.04530073306117</text:p>
              </table:table-cell>
              <table:table-cell office:value-type="float" office:value="0.0534856558060892">
                <text:p>0.053485655806089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55980429570055">
                <text:p>0.055980429570055</text:p>
              </table:table-cell>
              <table:table-cell office:value-type="float" office:value="0.0517561990307431">
                <text:p>0.051756199030743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374265223766218">
                <text:p>0.0374265223766218</text:p>
              </table:table-cell>
              <table:table-cell office:value-type="float" office:value="0.0517743157223288">
                <text:p>0.051774315722328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36198307070892">
                <text:p>0.0236198307070892</text:p>
              </table:table-cell>
              <table:table-cell office:value-type="float" office:value="0.0558897915807436">
                <text:p>0.055889791580743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161508569108923">
                <text:p>0.0161508569108923</text:p>
              </table:table-cell>
              <table:table-cell office:value-type="float" office:value="0.0624151651873872">
                <text:p>0.062415165187387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353724628667889">
                <text:p>0.0353724628667889</text:p>
              </table:table-cell>
              <table:table-cell office:value-type="float" office:value="0.0693617691481371">
                <text:p>0.069361769148137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701853451139308">
                <text:p>0.0701853451139308</text:p>
              </table:table-cell>
              <table:table-cell office:value-type="float" office:value="0.0746245618422749">
                <text:p>0.0746245618422749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463150902313909">
                <text:p>0.0463150902313909</text:p>
              </table:table-cell>
              <table:table-cell office:value-type="float" office:value="0.0769049982227592">
                <text:p>0.0769049982227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34cm" svg:height="10.474cm" xlink:href=".." xlink:type="simple" chart:class="chart:line" chart:style-name="ch1">
        <chart:title svg:x="1.664cm" svg:y="0.344cm" chart:style-name="ch2">
          <text:p>Relative change in Number of Businesses in postcode 5042 per year</text:p>
        </chart:title>
        <chart:legend chart:legend-position="end" svg:x="14.594cm" svg:y="4.712cm" style:legend-expansion="high" chart:style-name="ch3"/>
        <chart:plot-area chart:style-name="ch4" table:cell-range-address="'5042'.F1:'5042'.H15" chart:data-source-has-labels="both" svg:x="0.348cm" svg:y="1.322cm" svg:width="13.898cm" svg:height="7.997cm">
          <chartooo:coordinate-region svg:x="1.583cm" svg:y="1.51cm" svg:width="12.277cm" svg:height="7.185cm"/>
          <chart:axis chart:dimension="x" chart:name="primary-x" chart:style-name="ch5" chartooo:axis-type="auto">
            <chartooo:date-scale/>
            <chart:title svg:x="6.925cm" svg:y="9.529cm" chart:style-name="ch6">
              <text:p>Year</text:p>
            </chart:title>
            <chart:categories table:cell-range-address="'5042'.F2:'5042'.F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5042'.G2:'5042'.G15" chart:label-cell-address="'5042'.G1:'5042'.G1" chart:class="chart:line">
            <chart:data-point chart:repeated="14"/>
          </chart:series>
          <chart:series chart:style-name="ch10" chart:values-cell-range-address="'5042'.H2:'5042'.H15" chart:label-cell-address="'5042'.H1:'5042'.H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</text:p>
                <draw:g>
                  <svg:desc>'5042'.G1:'5042'.G1</svg:desc>
                </draw:g>
              </table:table-cell>
              <table:table-cell office:value-type="string">
                <text:p>Closings</text:p>
                <draw:g>
                  <svg:desc>'5042'.H1:'5042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042'.F2:'5042'.F15</svg:desc>
                </draw:g>
              </table:table-cell>
              <table:table-cell office:value-type="float" office:value="0.00018809049564257">
                <text:p>0.00018809049564257</text:p>
                <draw:g>
                  <svg:desc>'5042'.G2:'5042'.G15</svg:desc>
                </draw:g>
              </table:table-cell>
              <table:table-cell office:value-type="float" office:value="0.0000940452478212851">
                <text:p>0.0000940452478212851</text:p>
                <draw:g>
                  <svg:desc>'5042'.H2:'5042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00213075663407487">
                <text:p>0.000213075663407487</text:p>
              </table:table-cell>
              <table:table-cell office:value-type="float" office:value="0.00014125240607912">
                <text:p>0.0001412524060791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0190102322575126">
                <text:p>0.000190102322575126</text:p>
              </table:table-cell>
              <table:table-cell office:value-type="float" office:value="0.000192478601607315">
                <text:p>0.00019247860160731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00216829760355978">
                <text:p>0.000216829760355978</text:p>
              </table:table-cell>
              <table:table-cell office:value-type="float" office:value="0.000160265475045723">
                <text:p>0.000160265475045723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00165193497425541">
                <text:p>0.000165193497425541</text:p>
              </table:table-cell>
              <table:table-cell office:value-type="float" office:value="0.000139600138669471">
                <text:p>0.00013960013866947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00294263906820992">
                <text:p>0.000294263906820992</text:p>
              </table:table-cell>
              <table:table-cell office:value-type="float" office:value="0.000125461355621353">
                <text:p>0.00012546135562135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295894190017464">
                <text:p>0.000295894190017464</text:p>
              </table:table-cell>
              <table:table-cell office:value-type="float" office:value="0.000262522664827525">
                <text:p>0.000262522664827525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00273527199412358">
                <text:p>0.000273527199412358</text:p>
              </table:table-cell>
              <table:table-cell office:value-type="float" office:value="0.000344114863776837">
                <text:p>0.00034411486377683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00316723440635396">
                <text:p>0.000316723440635396</text:p>
              </table:table-cell>
              <table:table-cell office:value-type="float" office:value="0.000174973089581792">
                <text:p>0.00017497308958179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312050608935122">
                <text:p>0.000312050608935122</text:p>
              </table:table-cell>
              <table:table-cell office:value-type="float" office:value="0.000148387702150967">
                <text:p>0.00014838770215096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00448223807449818">
                <text:p>0.000448223807449818</text:p>
              </table:table-cell>
              <table:table-cell office:value-type="float" office:value="0.0000930275826782641">
                <text:p>0.000093027582678264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00478551986495546">
                <text:p>0.000478551986495546</text:p>
              </table:table-cell>
              <table:table-cell office:value-type="float" office:value="0.000272592903699994">
                <text:p>0.00027259290369999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00519732240202266">
                <text:p>0.000519732240202266</text:p>
              </table:table-cell>
              <table:table-cell office:value-type="float" office:value="0.000527547762611322">
                <text:p>0.000527547762611322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00549682136107512">
                <text:p>0.000549682136107512</text:p>
              </table:table-cell>
              <table:table-cell office:value-type="float" office:value="0.000328255409901659">
                <text:p>0.000328255409901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718cm" xlink:href=".." xlink:type="simple" chart:class="chart:line" chart:style-name="ch1">
        <chart:title svg:x="2.802cm" svg:y="0.349cm" chart:style-name="ch2">
          <text:p>Relative change in Number of Businesses in postcode 5112 per year</text:p>
        </chart:title>
        <chart:legend chart:legend-position="end" svg:x="16.537cm" svg:y="4.834cm" style:legend-expansion="high" chart:style-name="ch3"/>
        <chart:plot-area chart:style-name="ch4" table:cell-range-address="'5112'.F1:'5112'.H15" chart:data-source-has-labels="both" svg:x="0.393cm" svg:y="1.332cm" svg:width="15.751cm" svg:height="9.172cm">
          <chartooo:coordinate-region svg:x="1.628cm" svg:y="1.52cm" svg:width="14.13cm" svg:height="8.36cm"/>
          <chart:axis chart:dimension="x" chart:name="primary-x" chart:style-name="ch5" chartooo:axis-type="auto">
            <chartooo:date-scale/>
            <chart:categories table:cell-range-address="'5112'.F2:'5112'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112'.G2:'5112'.G15" chart:label-cell-address="'5112'.G1:'5112'.G1" chart:class="chart:line">
            <chart:data-point chart:repeated="14"/>
          </chart:series>
          <chart:series chart:style-name="ch9" chart:values-cell-range-address="'5112'.H2:'5112'.H15" chart:label-cell-address="'5112'.H1:'5112'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%</text:p>
                <draw:g>
                  <svg:desc>'5112'.G1:'5112'.G1</svg:desc>
                </draw:g>
              </table:table-cell>
              <table:table-cell office:value-type="string">
                <text:p>Closings%</text:p>
                <draw:g>
                  <svg:desc>'5112'.H1:'5112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112'.F2:'5112'.F15</svg:desc>
                </draw:g>
              </table:table-cell>
              <table:table-cell office:value-type="float" office:value="0.000125393663761713">
                <text:p>0.000125393663761713</text:p>
                <draw:g>
                  <svg:desc>'5112'.G2:'5112'.G15</svg:desc>
                </draw:g>
              </table:table-cell>
              <table:table-cell office:value-type="float" office:value="0.000159153496312944">
                <text:p>0.000159153496312944</text:p>
                <draw:g>
                  <svg:desc>'5112'.H2:'5112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00117311320302998">
                <text:p>0.000117311320302998</text:p>
              </table:table-cell>
              <table:table-cell office:value-type="float" office:value="0.000193922794786589">
                <text:p>0.00019392279478658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0173468369349803">
                <text:p>0.000173468369349803</text:p>
              </table:table-cell>
              <table:table-cell office:value-type="float" office:value="0.000225746508057962">
                <text:p>0.00022574650805796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00216829760355978">
                <text:p>0.000216829760355978</text:p>
              </table:table-cell>
              <table:table-cell office:value-type="float" office:value="0.00022390029601976">
                <text:p>0.0002239002960197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00207073539026382">
                <text:p>0.000207073539026382</text:p>
              </table:table-cell>
              <table:table-cell office:value-type="float" office:value="0.000179153511292488">
                <text:p>0.00017915351129248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0024407936457245">
                <text:p>0.00024407936457245</text:p>
              </table:table-cell>
              <table:table-cell office:value-type="float" office:value="0.000161959204529383">
                <text:p>0.00016195920452938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273646506557505">
                <text:p>0.000273646506557505</text:p>
              </table:table-cell>
              <table:table-cell office:value-type="float" office:value="0.000384884923857303">
                <text:p>0.00038488492385730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00262497876855408">
                <text:p>0.000262497876855408</text:p>
              </table:table-cell>
              <table:table-cell office:value-type="float" office:value="0.000599995147098075">
                <text:p>0.00059999514709807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00254707662049444">
                <text:p>0.000254707662049444</text:p>
              </table:table-cell>
              <table:table-cell office:value-type="float" office:value="0.00027685615440157">
                <text:p>0.000276856154401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320779297296943">
                <text:p>0.000320779297296943</text:p>
              </table:table-cell>
              <table:table-cell office:value-type="float" office:value="0.000152752046331878">
                <text:p>0.00015275204633187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00393252963139935">
                <text:p>0.000393252963139935</text:p>
              </table:table-cell>
              <table:table-cell office:value-type="float" office:value="0.000147998426988147">
                <text:p>0.00014799842698814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00434129439225917">
                <text:p>0.000434129439225917</text:p>
              </table:table-cell>
              <table:table-cell office:value-type="float" office:value="0.000347303551380734">
                <text:p>0.00034730355138073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00593979703088304">
                <text:p>0.000593979703088304</text:p>
              </table:table-cell>
              <table:table-cell office:value-type="float" office:value="0.000785460002110191">
                <text:p>0.00078546000211019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00567163193439553">
                <text:p>0.000567163193439553</text:p>
              </table:table-cell>
              <table:table-cell office:value-type="float" office:value="0.000384583261304903">
                <text:p>0.0003845832613049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11cm" svg:height="12.056cm" xlink:href=".." xlink:type="simple" chart:class="chart:line" chart:style-name="ch1">
        <chart:title svg:x="2.802cm" svg:y="0.376cm" chart:style-name="ch2">
          <text:p>Relative change in Number of Businesses in postcode 5000 per year</text:p>
        </chart:title>
        <chart:legend chart:legend-position="end" svg:x="16.556cm" svg:y="5.503cm" style:legend-expansion="high" chart:style-name="ch3"/>
        <chart:plot-area chart:style-name="ch4" table:cell-range-address="'5000'.F1:'5000'.H15" chart:data-source-has-labels="both" svg:x="0.394cm" svg:y="1.386cm" svg:width="15.768cm" svg:height="10.429cm">
          <chartooo:coordinate-region svg:x="1.629cm" svg:y="1.574cm" svg:width="14.147cm" svg:height="9.617cm"/>
          <chart:axis chart:dimension="x" chart:name="primary-x" chart:style-name="ch5" chartooo:axis-type="auto">
            <chartooo:date-scale/>
            <chart:categories table:cell-range-address="'5000'.F2:'5000'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000'.G2:'5000'.G15" chart:label-cell-address="'5000'.G1:'5000'.G1" chart:class="chart:line">
            <chart:data-point chart:repeated="14"/>
          </chart:series>
          <chart:series chart:style-name="ch9" chart:values-cell-range-address="'5000'.H2:'5000'.H15" chart:label-cell-address="'5000'.H1:'5000'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%</text:p>
                <draw:g>
                  <svg:desc>'5000'.G1:'5000'.G1</svg:desc>
                </draw:g>
              </table:table-cell>
              <table:table-cell office:value-type="string">
                <text:p>Closings%</text:p>
                <draw:g>
                  <svg:desc>'5000'.H1:'5000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000'.F2:'5000'.F15</svg:desc>
                </draw:g>
              </table:table-cell>
              <table:table-cell office:value-type="float" office:value="0.00213410370055993">
                <text:p>0.00213410370055993</text:p>
                <draw:g>
                  <svg:desc>'5000'.G2:'5000'.G15</svg:desc>
                </draw:g>
              </table:table-cell>
              <table:table-cell office:value-type="float" office:value="0.00157465504685382">
                <text:p>0.00157465504685382</text:p>
                <draw:g>
                  <svg:desc>'5000'.H2:'5000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0266703695546">
                <text:p>0.00266703695546</text:p>
              </table:table-cell>
              <table:table-cell office:value-type="float" office:value="0.00207090391963456">
                <text:p>0.0020709039196345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295371483701102">
                <text:p>0.00295371483701102</text:p>
              </table:table-cell>
              <table:table-cell office:value-type="float" office:value="0.00215053252413111">
                <text:p>0.0021505325241311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029272017648057">
                <text:p>0.0029272017648057</text:p>
              </table:table-cell>
              <table:table-cell office:value-type="float" office:value="0.002107019627807">
                <text:p>0.00210701962780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0296650294672626">
                <text:p>0.00296650294672626</text:p>
              </table:table-cell>
              <table:table-cell office:value-type="float" office:value="0.00178222843701358">
                <text:p>0.0017822284370135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0331446090396047">
                <text:p>0.00331446090396047</text:p>
              </table:table-cell>
              <table:table-cell office:value-type="float" office:value="0.00205528511663344">
                <text:p>0.0020552851166334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465866491651557">
                <text:p>0.00465866491651557</text:p>
              </table:table-cell>
              <table:table-cell office:value-type="float" office:value="0.00333270298230197">
                <text:p>0.0033327029823019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0355364772784926">
                <text:p>0.00355364772784926</text:p>
              </table:table-cell>
              <table:table-cell office:value-type="float" office:value="0.00232277533049365">
                <text:p>0.0023227753304936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028571555134242">
                <text:p>0.0028571555134242</text:p>
              </table:table-cell>
              <table:table-cell office:value-type="float" office:value="0.00235216988779574">
                <text:p>0.002352169887795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324925424268809">
                <text:p>0.00324925424268809</text:p>
              </table:table-cell>
              <table:table-cell office:value-type="float" office:value="0.00253131962492826">
                <text:p>0.0025313196249282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0341876366342621">
                <text:p>0.00341876366342621</text:p>
              </table:table-cell>
              <table:table-cell office:value-type="float" office:value="0.00152015527149254">
                <text:p>0.001520155271492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03709282697014">
                <text:p>0.003709282697014</text:p>
              </table:table-cell>
              <table:table-cell office:value-type="float" office:value="0.0027683323775755">
                <text:p>0.0027683323775755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0379639001019926">
                <text:p>0.00379639001019926</text:p>
              </table:table-cell>
              <table:table-cell office:value-type="float" office:value="0.00270612463413586">
                <text:p>0.0027061246341358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0390798748356295">
                <text:p>0.00390798748356295</text:p>
              </table:table-cell>
              <table:table-cell office:value-type="float" office:value="0.00323399560642759">
                <text:p>0.00323399560642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718cm" xlink:href=".." xlink:type="simple" chart:class="chart:line" chart:style-name="ch1">
        <chart:title svg:x="2.802cm" svg:y="0.349cm" chart:style-name="ch2">
          <text:p>Relative change in Number of Businesses in postcode 5112 per year</text:p>
        </chart:title>
        <chart:legend chart:legend-position="end" svg:x="16.537cm" svg:y="4.834cm" style:legend-expansion="high" chart:style-name="ch3"/>
        <chart:plot-area chart:style-name="ch4" table:cell-range-address="'5112'.F1:'5112'.H15" chart:data-source-has-labels="both" svg:x="0.393cm" svg:y="1.332cm" svg:width="15.751cm" svg:height="9.172cm">
          <chartooo:coordinate-region svg:x="1.628cm" svg:y="1.52cm" svg:width="14.13cm" svg:height="8.36cm"/>
          <chart:axis chart:dimension="x" chart:name="primary-x" chart:style-name="ch5" chartooo:axis-type="auto">
            <chartooo:date-scale/>
            <chart:categories table:cell-range-address="'5112'.F2:'5112'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112'.G2:'5112'.G15" chart:label-cell-address="'5112'.G1:'5112'.G1" chart:class="chart:line">
            <chart:data-point chart:repeated="14"/>
          </chart:series>
          <chart:series chart:style-name="ch9" chart:values-cell-range-address="'5112'.H2:'5112'.H15" chart:label-cell-address="'5112'.H1:'5112'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%</text:p>
                <draw:g>
                  <svg:desc>'5112'.G1:'5112'.G1</svg:desc>
                </draw:g>
              </table:table-cell>
              <table:table-cell office:value-type="string">
                <text:p>Closings%</text:p>
                <draw:g>
                  <svg:desc>'5112'.H1:'5112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112'.F2:'5112'.F15</svg:desc>
                </draw:g>
              </table:table-cell>
              <table:table-cell office:value-type="float" office:value="0.000125393663761713">
                <text:p>0.000125393663761713</text:p>
                <draw:g>
                  <svg:desc>'5112'.G2:'5112'.G15</svg:desc>
                </draw:g>
              </table:table-cell>
              <table:table-cell office:value-type="float" office:value="0.000159153496312944">
                <text:p>0.000159153496312944</text:p>
                <draw:g>
                  <svg:desc>'5112'.H2:'5112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00117311320302998">
                <text:p>0.000117311320302998</text:p>
              </table:table-cell>
              <table:table-cell office:value-type="float" office:value="0.000193922794786589">
                <text:p>0.00019392279478658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0173468369349803">
                <text:p>0.000173468369349803</text:p>
              </table:table-cell>
              <table:table-cell office:value-type="float" office:value="0.000225746508057962">
                <text:p>0.00022574650805796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00216829760355978">
                <text:p>0.000216829760355978</text:p>
              </table:table-cell>
              <table:table-cell office:value-type="float" office:value="0.00022390029601976">
                <text:p>0.0002239002960197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00207073539026382">
                <text:p>0.000207073539026382</text:p>
              </table:table-cell>
              <table:table-cell office:value-type="float" office:value="0.000179153511292488">
                <text:p>0.00017915351129248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0024407936457245">
                <text:p>0.00024407936457245</text:p>
              </table:table-cell>
              <table:table-cell office:value-type="float" office:value="0.000161959204529383">
                <text:p>0.00016195920452938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273646506557505">
                <text:p>0.000273646506557505</text:p>
              </table:table-cell>
              <table:table-cell office:value-type="float" office:value="0.000384884923857303">
                <text:p>0.00038488492385730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00262497876855408">
                <text:p>0.000262497876855408</text:p>
              </table:table-cell>
              <table:table-cell office:value-type="float" office:value="0.000599995147098075">
                <text:p>0.00059999514709807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00254707662049444">
                <text:p>0.000254707662049444</text:p>
              </table:table-cell>
              <table:table-cell office:value-type="float" office:value="0.00027685615440157">
                <text:p>0.000276856154401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320779297296943">
                <text:p>0.000320779297296943</text:p>
              </table:table-cell>
              <table:table-cell office:value-type="float" office:value="0.000152752046331878">
                <text:p>0.00015275204633187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00393252963139935">
                <text:p>0.000393252963139935</text:p>
              </table:table-cell>
              <table:table-cell office:value-type="float" office:value="0.000147998426988147">
                <text:p>0.00014799842698814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00434129439225917">
                <text:p>0.000434129439225917</text:p>
              </table:table-cell>
              <table:table-cell office:value-type="float" office:value="0.000347303551380734">
                <text:p>0.00034730355138073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00593979703088304">
                <text:p>0.000593979703088304</text:p>
              </table:table-cell>
              <table:table-cell office:value-type="float" office:value="0.000785460002110191">
                <text:p>0.00078546000211019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00567163193439553">
                <text:p>0.000567163193439553</text:p>
              </table:table-cell>
              <table:table-cell office:value-type="float" office:value="0.000384583261304903">
                <text:p>0.000384583261304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